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2cm"/>
    </style:style>
    <style:style style:name="co2" style:family="table-column">
      <style:table-column-properties fo:break-before="auto" style:column-width="3.14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LENGTH</text:p>
          </table:table-cell>
          <table:table-cell office:value-type="string">
            <text:p>TIME-TAKEN</text:p>
          </table:table-cell>
          <table:table-cell>
            <draw:frame table:end-cell-address="Sheet1.J25" table:end-x="0.791cm" table:end-y="0.187cm" draw:z-index="0" draw:style-name="gr1" draw:text-style-name="P1" svg:width="16.024cm" svg:height="10.028cm" svg:x="0.574cm" svg:y="0.281cm">
              <draw:object draw:notify-on-update-of-ranges="Sheet1.A2:Sheet1.A21 Sheet1.B1:Sheet1.B1 Sheet1.B2:Sheet1.B2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43599033355713">
            <text:p>0.143599033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2.3491660356522">
            <text:p>32.349166035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.656069993973">
            <text:p>113.65606999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51.540372014046">
            <text:p>251.540372014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44.981096982956">
            <text:p>444.981096983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93.92650103569">
            <text:p>693.9265010357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.78096699715">
            <text:p>1000.7809669972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350.10843300819">
            <text:p>1350.1084330082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758.16066098213">
            <text:p>1758.16066098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223.63482701778">
            <text:p>2223.634827017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731.37895703316">
            <text:p>2731.3789570332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308.62176096439">
            <text:p>3308.6217609644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922.85433006287">
            <text:p>3922.85433006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4592.31101095676">
            <text:p>4592.3110109568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321.53145599365">
            <text:p>5321.5314559937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6137.4581309557">
            <text:p>6137.458130955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956.44381594658">
            <text:p>6956.4438159466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823.52092897892">
            <text:p>7823.52092897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775.01772499084">
            <text:p>8775.0177249909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841.08411300182">
            <text:p>9841.0841130018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5">05/12/2018</text:date>, <text:time>10:2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5T10:24:36</dc:date>
    <dc:creator>Tom Lightfoot</dc:creator>
    <meta:document-statistic meta:table-count="1" meta:cell-count="42" meta:object-count="1"/>
    <meta:generator>OpenOffice/4.1.5$Unix OpenOffice.org_project/415m1$Build-97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25cm" svg:height="10.029cm" xlink:href=".." xlink:type="simple" chart:class="chart:line" chart:style-name="ch1">
        <chart:title svg:x="5.481cm" svg:y="0.335cm" chart:style-name="ch2">
          <text:p>Duplicates Looking right</text:p>
        </chart:title>
        <chart:legend chart:legend-position="end" svg:x="12.534cm" svg:y="4.717cm" style:legend-expansion="high" chart:style-name="ch3"/>
        <chart:plot-area chart:style-name="ch4" table:cell-range-address="Sheet1.A1:Sheet1.B21" chart:data-source-has-labels="both" svg:x="1.307cm" svg:y="1.72cm" svg:width="10.587cm" svg:height="7.152cm">
          <chartooo:coordinate-region svg:x="2.551cm" svg:y="1.917cm" svg:width="9.145cm" svg:height="6.312cm"/>
          <chart:axis chart:dimension="x" chart:name="primary-x" chart:style-name="ch5" chartooo:axis-type="auto">
            <chartooo:date-scale/>
            <chart:title svg:x="5.111cm" svg:y="9.072cm" chart:style-name="ch6">
              <text:p>Array Length (000's)</text:p>
            </chart:title>
            <chart:categories table:cell-range-address="Sheet1.A2:Sheet1.A21"/>
          </chart:axis>
          <chart:axis chart:dimension="y" chart:name="primary-y" chart:style-name="ch5">
            <chart:title svg:x="0.451cm" svg:y="6.069cm" chart:style-name="ch7">
              <text:p>Time (ms)</text:p>
            </chart:title>
            <chart:grid chart:style-name="ch8" chart:class="major"/>
          </chart:axis>
          <chart:series chart:style-name="ch9" chart:values-cell-range-address="Sheet1.B2:Sheet1.B21" chart:label-cell-address="Sheet1.B1:Sheet1.B1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-TAKE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21</svg:desc>
                </draw:g>
              </table:table-cell>
              <table:table-cell office:value-type="float" office:value="0.143599033355713">
                <text:p>0.143599033355713</text:p>
                <draw:g>
                  <svg:desc>Sheet1.B2:Sheet1.B21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2.3491660356522">
                <text:p>32.349166035652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3.656069993973">
                <text:p>113.65606999397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51.540372014046">
                <text:p>251.54037201404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44.981096982956">
                <text:p>444.98109698295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693.92650103569">
                <text:p>693.9265010356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00.78096699715">
                <text:p>1000.7809669971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350.10843300819">
                <text:p>1350.1084330081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758.16066098213">
                <text:p>1758.1606609821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223.63482701778">
                <text:p>2223.6348270177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731.37895703316">
                <text:p>2731.37895703316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3308.62176096439">
                <text:p>3308.6217609643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922.85433006287">
                <text:p>3922.85433006287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4592.31101095676">
                <text:p>4592.3110109567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321.53145599365">
                <text:p>5321.5314559936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6137.4581309557">
                <text:p>6137.458130955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956.44381594658">
                <text:p>6956.44381594658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7823.52092897892">
                <text:p>7823.5209289789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775.01772499084">
                <text:p>8775.01772499084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841.08411300182">
                <text:p>9841.084113001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